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ans-serif" svg:font-family="sans-serif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Mono" fo:font-size="10pt" officeooo:paragraph-rsid="003c0b8e" style:font-size-asian="10pt" style:font-size-complex="10pt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" style:family="paragraph" style:parent-style-name="Heading_20_2">
      <style:text-properties fo:color="#808080" loext:opacity="100%" style:font-name="Liberation Sans" fo:font-size="14pt" fo:font-weight="normal" style:font-size-asian="14pt" style:font-weight-asian="normal" style:font-size-complex="14pt" style:font-weight-complex="normal"/>
    </style:style>
    <style:style style:name="P5" style:family="paragraph" style:parent-style-name="Heading_20_2">
      <style:text-properties fo:color="#808080" loext:opacity="100%" style:font-name="Liberation Sans" fo:font-size="14pt" fo:font-weight="normal" style:font-name-asian="Songti SC" style:font-size-asian="14pt" style:font-weight-asian="normal" style:font-name-complex="Arial Unicode MS" style:font-size-complex="14pt" style:font-weight-complex="normal"/>
    </style:style>
    <style:style style:name="P6" style:family="paragraph" style:parent-style-name="Heading_20_2">
      <style:text-properties officeooo:paragraph-rsid="003d53f2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46466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8156a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a152f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e2967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0d840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5832f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6cc0f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style:text-position="0% 100%" style:font-name="Liberation Sans" fo:font-size="11pt" officeooo:rsid="0024c064" officeooo:paragraph-rsid="00303d0f" style:font-size-asian="11pt" style:font-size-complex="11pt"/>
    </style:style>
    <style:style style:name="P15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808080" loext:opacity="100%" style:font-name="Liberation Sans" fo:font-size="14pt" fo:letter-spacing="normal" fo:font-style="normal" fo:font-weight="normal" officeooo:rsid="0164b8c5" officeooo:paragraph-rsid="003d53f2" style:font-name-asian="Songti SC" style:font-size-asian="14pt" style:font-weight-asian="bold" style:font-name-complex="Arial Unicode MS" style:font-size-complex="14pt" style:font-weight-complex="bold"/>
    </style:style>
    <style:style style:name="P16" style:family="paragraph" style:parent-style-name="Contents_20_Heading">
      <style:text-properties style:font-name="Liberation Sans" fo:font-size="11pt" style:font-size-asian="11pt" style:font-size-complex="11pt"/>
    </style:style>
    <style:style style:name="P17" style:family="paragraph" style:parent-style-name="Standard" style:master-page-name="">
      <loext:graphic-properties draw:fill="none" draw:fill-hatch-name="hatch"/>
      <style:paragraph-properties fo:margin-left="1cm" fo:margin-right="0cm" fo:line-height="115%" fo:text-align="start" style:justify-single-word="false" fo:orphans="2" fo:widows="2" fo:text-indent="-1cm" style:auto-text-indent="false" style:page-number="auto" fo:background-color="transparent"/>
      <style:text-properties fo:font-variant="normal" fo:text-transform="none" fo:color="#000000" loext:opacity="100%" style:font-name="Liberation Sans" fo:font-size="11pt" fo:letter-spacing="normal" fo:font-style="normal" fo:font-weight="normal" officeooo:paragraph-rsid="003d53f2" style:font-size-asian="11pt" style:font-size-complex="11pt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09f7c"/>
    </style:style>
    <style:style style:name="P19" style:family="paragraph" style:parent-style-name="Standard">
      <style:paragraph-properties fo:line-height="115%"/>
      <style:text-properties style:font-name="Liberation Sans" fo:font-size="11pt" officeooo:rsid="0057d017" officeooo:paragraph-rsid="0057d017" style:font-size-asian="11pt" style:font-size-complex="11pt"/>
    </style:style>
    <style:style style:name="T1" style:family="text">
      <style:text-properties fo:color="#808080" loext:opacity="100%" officeooo:rsid="001382f7"/>
    </style:style>
    <style:style style:name="T2" style:family="text">
      <style:text-properties fo:color="#808080" loext:opacity="100%" style:font-name="Liberation Mono" fo:font-weight="bold" officeooo:rsid="001382f7" style:font-weight-asian="bold" style:font-weight-complex="bold"/>
    </style:style>
    <style:style style:name="T3" style:family="text">
      <style:text-properties fo:color="#808080" loext:opacity="100%" style:text-position="0% 100%" style:font-name="Liberation Mono" fo:font-size="11pt" fo:font-weight="bold" officeooo:rsid="0024c064" style:font-size-asian="11pt" style:font-weight-asian="bold" style:font-size-complex="11pt" style:font-weight-complex="bold"/>
    </style:style>
    <style:style style:name="T4" style:family="text">
      <style:text-properties fo:color="#808080" loext:opacity="100%" style:text-position="0% 100%" style:font-name="Liberation Mono" fo:font-size="11pt" fo:font-weight="bold" officeooo:rsid="005b7af7" style:font-size-asian="11pt" style:font-weight-asian="bold" style:font-size-complex="11pt" style:font-weight-complex="bold"/>
    </style:style>
    <style:style style:name="T5" style:family="text">
      <style:text-properties fo:color="#808080" loext:opacity="100%" style:text-position="0% 100%" style:font-name="Liberation Sans" fo:font-size="11pt" fo:font-weight="bold" officeooo:rsid="005b7af7" style:font-size-asian="11pt" style:font-weight-asian="bold" style:font-size-complex="11pt" style:font-weight-complex="bold"/>
    </style:style>
    <style:style style:name="T6" style:family="text">
      <style:text-properties fo:color="#808080" loext:opacity="100%" style:font-name="Liberation Sans" fo:font-size="14pt" fo:font-weight="normal" style:font-name-asian="Songti SC" style:font-size-asian="14pt" style:font-weight-asian="normal" style:font-name-complex="Arial Unicode MS" style:font-size-complex="14pt" style:font-weight-complex="normal"/>
    </style:style>
    <style:style style:name="T7" style:family="text">
      <style:text-properties fo:color="#808080" loext:opacity="100%" style:font-name="Liberation Sans" fo:font-size="14pt" fo:font-weight="normal" officeooo:rsid="001e91f8" style:font-name-asian="Songti SC" style:font-size-asian="14pt" style:font-weight-asian="normal" style:font-name-complex="Arial Unicode MS" style:font-size-complex="14pt" style:font-weight-complex="normal"/>
    </style:style>
    <style:style style:name="T8" style:family="text">
      <style:text-properties fo:color="#808080" loext:opacity="100%" style:font-name="Liberation Sans" fo:font-size="14pt" fo:font-weight="normal" officeooo:rsid="00589b18" style:font-name-asian="Songti SC" style:font-size-asian="14pt" style:font-weight-asian="normal" style:font-name-complex="Arial Unicode MS" style:font-size-complex="14pt" style:font-weight-complex="normal"/>
    </style:style>
    <style:style style:name="T9" style:family="text">
      <style:text-properties fo:color="#808080" loext:opacity="100%" fo:font-size="9pt" officeooo:rsid="001382f7" style:font-size-asian="9pt" style:font-size-complex="9pt"/>
    </style:style>
    <style:style style:name="T10" style:family="text">
      <style:text-properties officeooo:rsid="001382f7"/>
    </style:style>
    <style:style style:name="T11" style:family="text">
      <style:text-properties style:font-name="sans-serif" officeooo:rsid="001382f7"/>
    </style:style>
    <style:style style:name="T12" style:family="text">
      <style:text-properties fo:color="#4169e1" loext:opacity="100%" style:font-name="sans-serif" fo:font-weight="bold" officeooo:rsid="003c0b8e" style:font-weight-asian="bold" style:font-weight-complex="bold"/>
    </style:style>
    <style:style style:name="T13" style:family="text">
      <style:text-properties fo:color="#4169e1" loext:opacity="100%" style:text-position="0% 100%" style:font-name="Liberation Sans" fo:font-size="11pt" fo:font-weight="bold" officeooo:rsid="0024c064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382f7" style:font-size-asian="11pt" style:font-size-complex="11pt"/>
    </style:style>
    <style:style style:name="T1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8f6b9" style:font-size-asian="11pt" style:font-size-complex="11pt"/>
    </style:style>
    <style:style style:name="T1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a61f1" style:font-size-asian="11pt" style:font-size-complex="11pt"/>
    </style:style>
    <style:style style:name="T1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bfc13" style:font-size-asian="11pt" style:font-size-complex="11pt"/>
    </style:style>
    <style:style style:name="T1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cb739" style:font-size-asian="11pt" style:font-size-complex="11pt"/>
    </style:style>
    <style:style style:name="T1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07bb9" style:font-size-asian="11pt" style:font-size-complex="11pt"/>
    </style:style>
    <style:style style:name="T2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84edf" style:font-size-asian="11pt" style:font-size-complex="11pt"/>
    </style:style>
    <style:style style:name="T2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46466" style:font-size-asian="11pt" style:font-size-complex="11pt"/>
    </style:style>
    <style:style style:name="T2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624f2" style:font-size-asian="11pt" style:font-size-complex="11pt"/>
    </style:style>
    <style:style style:name="T2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8156a" style:font-size-asian="11pt" style:font-size-complex="11pt"/>
    </style:style>
    <style:style style:name="T2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e91f8" style:font-size-asian="11pt" style:font-size-complex="11pt"/>
    </style:style>
    <style:style style:name="T2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a152f" style:font-size-asian="11pt" style:font-size-complex="11pt"/>
    </style:style>
    <style:style style:name="T2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2f794" style:font-size-asian="11pt" style:font-size-complex="11pt"/>
    </style:style>
    <style:style style:name="T2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903af" style:font-size-asian="11pt" style:font-size-complex="11pt"/>
    </style:style>
    <style:style style:name="T2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0d840" style:font-size-asian="11pt" style:font-size-complex="11pt"/>
    </style:style>
    <style:style style:name="T2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2672f" style:font-size-asian="11pt" style:font-size-complex="11pt"/>
    </style:style>
    <style:style style:name="T3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5832f" style:font-size-asian="11pt" style:font-size-complex="11pt"/>
    </style:style>
    <style:style style:name="T3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74f11" style:font-size-asian="11pt" style:font-size-complex="11pt"/>
    </style:style>
    <style:style style:name="T3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475dc" style:font-size-asian="11pt" style:font-size-complex="11pt"/>
    </style:style>
    <style:style style:name="T33" style:family="text">
      <style:text-properties fo:font-variant="normal" fo:text-transform="none" fo:color="#000000" loext:opacity="100%" style:text-position="0% 100%" style:font-name="sans-serif" fo:font-size="11pt" fo:letter-spacing="normal" fo:font-style="normal" fo:font-weight="normal" officeooo:rsid="001382f7" style:font-size-asian="11pt" style:font-size-complex="11pt"/>
    </style:style>
    <style:style style:name="T34" style:family="text">
      <style:text-properties fo:font-variant="normal" fo:text-transform="none" fo:color="#000000" loext:opacity="100%" style:text-position="0% 100%" style:font-name="sans-serif" fo:font-size="11pt" fo:letter-spacing="normal" fo:font-style="normal" fo:font-weight="normal" officeooo:rsid="0017c27b" style:font-size-asian="11pt" style:font-size-complex="11pt"/>
    </style:style>
    <style:style style:name="T35" style:family="text">
      <style:text-properties fo:font-variant="normal" fo:text-transform="none" fo:color="#000000" loext:opacity="100%" style:text-position="0% 100%" style:font-name="sans-serif" fo:font-size="11pt" fo:letter-spacing="normal" fo:font-style="normal" fo:font-weight="normal" officeooo:rsid="00146466" style:font-size-asian="11pt" style:font-size-complex="11pt"/>
    </style:style>
    <style:style style:name="T36" style:family="text">
      <style:text-properties fo:font-variant="normal" fo:text-transform="none" fo:color="#000000" loext:opacity="100%" style:text-position="0% 100%" style:font-name="sans-serif" fo:font-size="11pt" fo:letter-spacing="normal" fo:font-style="normal" fo:font-weight="normal" officeooo:rsid="0024c064" style:font-size-asian="11pt" style:font-size-complex="11pt"/>
    </style:style>
    <style:style style:name="T37" style:family="text">
      <style:text-properties fo:font-variant="normal" fo:text-transform="none" fo:color="#000000" loext:opacity="100%" style:text-position="0% 100%" style:font-name="sans-serif" fo:font-size="11pt" fo:letter-spacing="normal" fo:font-style="normal" fo:font-weight="normal" officeooo:rsid="00284edf" style:font-size-asian="11pt" style:font-size-complex="11pt"/>
    </style:style>
    <style:style style:name="T38" style:family="text">
      <style:text-properties fo:font-variant="normal" fo:text-transform="none" fo:color="#000000" loext:opacity="100%" style:text-position="0% 100%" style:font-name="sans-serif" fo:font-size="11pt" fo:letter-spacing="normal" fo:font-style="normal" fo:font-weight="normal" officeooo:rsid="00353b5c" style:font-size-asian="11pt" style:font-size-complex="11pt"/>
    </style:style>
    <style:style style:name="T39" style:family="text">
      <style:text-properties fo:font-variant="normal" fo:text-transform="none" fo:color="#000000" loext:opacity="100%" style:text-position="0% 100%" style:font-name="sans-serif" fo:font-size="11pt" fo:letter-spacing="normal" fo:font-style="normal" fo:font-weight="normal" officeooo:rsid="003c0b8e" style:font-size-asian="11pt" style:font-size-complex="11pt"/>
    </style:style>
    <style:style style:name="T40" style:family="text">
      <style:text-properties fo:font-variant="normal" fo:text-transform="none" fo:color="#000000" loext:opacity="100%" style:text-position="0% 100%" style:font-name="sans-serif" fo:font-size="11pt" fo:letter-spacing="normal" fo:font-style="normal" fo:font-weight="normal" officeooo:rsid="003ed28d" style:font-size-asian="11pt" style:font-size-complex="11pt"/>
    </style:style>
    <style:style style:name="T41" style:family="text">
      <style:text-properties fo:font-variant="normal" fo:text-transform="none" fo:color="#000000" loext:opacity="100%" style:text-position="0% 100%" style:font-name="sans-serif" fo:font-size="11pt" fo:letter-spacing="normal" fo:font-style="normal" fo:font-weight="normal" officeooo:rsid="004019a1" style:font-size-asian="11pt" style:font-size-complex="11pt"/>
    </style:style>
    <style:style style:name="T42" style:family="text">
      <style:text-properties fo:font-variant="normal" fo:text-transform="none" fo:color="#000000" loext:opacity="100%" style:text-position="0% 100%" style:font-name="sans-serif" fo:font-size="11pt" fo:letter-spacing="normal" fo:font-style="normal" fo:font-weight="normal" officeooo:rsid="0042f794" style:font-size-asian="11pt" style:font-size-complex="11pt"/>
    </style:style>
    <style:style style:name="T43" style:family="text">
      <style:text-properties fo:font-variant="normal" fo:text-transform="none" fo:color="#000000" loext:opacity="100%" style:text-position="0% 100%" style:font-name="sans-serif" fo:font-size="11pt" fo:letter-spacing="normal" fo:font-style="normal" fo:font-weight="normal" officeooo:rsid="0047d184" style:font-size-asian="11pt" style:font-size-complex="11pt"/>
    </style:style>
    <style:style style:name="T44" style:family="text">
      <style:text-properties fo:font-variant="normal" fo:text-transform="none" fo:color="#000000" loext:opacity="100%" style:text-position="0% 100%" style:font-name="sans-serif" fo:font-size="11pt" fo:letter-spacing="normal" fo:font-style="normal" fo:font-weight="normal" officeooo:rsid="004e2967" style:font-size-asian="11pt" style:font-size-complex="11pt"/>
    </style:style>
    <style:style style:name="T45" style:family="text">
      <style:text-properties fo:font-variant="normal" fo:text-transform="none" fo:color="#000000" loext:opacity="100%" style:text-position="0% 100%" style:font-name="sans-serif" fo:font-size="11pt" fo:letter-spacing="normal" fo:font-style="normal" fo:font-weight="normal" officeooo:rsid="00574f11" style:font-size-asian="11pt" style:font-size-complex="11pt"/>
    </style:style>
    <style:style style:name="T46" style:family="text">
      <style:text-properties fo:font-variant="normal" fo:text-transform="none" fo:color="#000000" loext:opacity="100%" style:text-position="0% 100%" style:font-name="sans-serif" fo:font-size="11pt" fo:letter-spacing="normal" fo:font-style="normal" fo:font-weight="normal" officeooo:rsid="006421e4" style:font-size-asian="11pt" style:font-size-complex="11pt"/>
    </style:style>
    <style:style style:name="T47" style:family="text">
      <style:text-properties fo:font-variant="normal" fo:text-transform="none" fo:color="#000000" loext:opacity="100%" style:text-position="0% 100%" style:font-name="sans-serif" fo:font-size="11pt" fo:letter-spacing="normal" fo:font-style="normal" fo:font-weight="normal" officeooo:rsid="006475dc" style:font-size-asian="11pt" style:font-size-complex="11pt"/>
    </style:style>
    <style:style style:name="T48" style:family="text">
      <style:text-properties fo:font-variant="normal" fo:text-transform="none" fo:color="#000000" loext:opacity="100%" style:text-position="0% 100%" style:font-name="Liberation Mono" fo:font-size="11pt" fo:letter-spacing="normal" fo:font-style="normal" fo:font-weight="normal" officeooo:rsid="00146466" style:font-size-asian="11pt" style:font-size-complex="11pt"/>
    </style:style>
    <style:style style:name="T49" style:family="text">
      <style:text-properties fo:font-variant="normal" fo:text-transform="none" fo:color="#000000" loext:opacity="100%" style:text-position="0% 100%" style:font-name="Liberation Sans" fo:font-size="11pt" fo:letter-spacing="normal" fo:font-style="normal" fo:font-weight="normal" officeooo:rsid="00303d0f" style:font-size-asian="11pt" style:font-size-complex="11pt"/>
    </style:style>
    <style:style style:name="T50" style:family="text">
      <style:text-properties fo:font-variant="normal" fo:text-transform="none" fo:color="#000000" loext:opacity="100%" style:text-position="0% 100%" style:font-name="Liberation Sans" fo:font-size="11pt" fo:letter-spacing="normal" fo:font-style="normal" fo:font-weight="normal" officeooo:rsid="00284edf" style:font-size-asian="11pt" style:font-size-complex="11pt"/>
    </style:style>
    <style:style style:name="T51" style:family="text">
      <style:text-properties fo:font-variant="normal" fo:text-transform="none" fo:color="#000000" loext:opacity="100%" style:text-position="0% 100%" style:font-name="Liberation Sans" fo:font-size="11pt" fo:letter-spacing="normal" fo:font-style="normal" fo:font-weight="normal" officeooo:rsid="002e64d5" style:font-size-asian="11pt" style:font-size-complex="11pt"/>
    </style:style>
    <style:style style:name="T52" style:family="text">
      <style:text-properties fo:font-variant="normal" fo:text-transform="none" fo:color="#000000" loext:opacity="100%" style:text-position="0% 100%" style:font-name="Liberation Sans" fo:font-size="11pt" fo:letter-spacing="normal" fo:font-style="normal" fo:font-weight="normal" officeooo:rsid="00298cac" style:font-size-asian="11pt" style:font-size-complex="11pt"/>
    </style:style>
    <style:style style:name="T53" style:family="text">
      <style:text-properties fo:font-variant="normal" fo:text-transform="none" fo:color="#000000" loext:opacity="100%" style:text-position="0% 100%" style:font-name="Liberation Sans" fo:font-size="11pt" fo:letter-spacing="normal" fo:font-style="normal" fo:font-weight="normal" officeooo:rsid="0031a9ff" style:font-size-asian="11pt" style:font-size-complex="11pt"/>
    </style:style>
    <style:style style:name="T54" style:family="text">
      <style:text-properties fo:font-variant="normal" fo:text-transform="none" fo:color="#000000" loext:opacity="100%" style:text-position="0% 100%" style:font-name="Liberation Sans" fo:font-size="11pt" fo:letter-spacing="normal" fo:font-style="normal" fo:font-weight="normal" officeooo:rsid="00335252" style:font-size-asian="11pt" style:font-size-complex="11pt"/>
    </style:style>
    <style:style style:name="T55" style:family="text">
      <style:text-properties fo:font-variant="normal" fo:text-transform="none" fo:color="#000000" loext:opacity="100%" style:text-position="0% 100%" style:font-name="Liberation Sans" fo:font-size="11pt" fo:letter-spacing="normal" fo:font-style="normal" fo:font-weight="normal" officeooo:rsid="00146466" style:font-size-asian="11pt" style:font-size-complex="11pt"/>
    </style:style>
    <style:style style:name="T56" style:family="text">
      <style:text-properties fo:font-variant="normal" fo:text-transform="none" fo:color="#000000" loext:opacity="100%" style:text-position="0% 100%" style:font-name="Liberation Sans" fo:font-size="11pt" fo:letter-spacing="normal" fo:font-style="normal" fo:font-weight="normal" officeooo:rsid="00437dbe" style:font-size-asian="11pt" style:font-size-complex="11pt"/>
    </style:style>
    <style:style style:name="T57" style:family="text">
      <style:text-properties fo:font-variant="normal" fo:text-transform="none" fo:color="#000000" loext:opacity="100%" style:text-position="0% 100%" style:font-name="Liberation Sans" fo:font-size="11pt" fo:letter-spacing="normal" fo:font-style="normal" fo:font-weight="normal" officeooo:rsid="00476944" style:font-size-asian="11pt" style:font-size-complex="11pt"/>
    </style:style>
    <style:style style:name="T58" style:family="text">
      <style:text-properties fo:font-variant="normal" fo:text-transform="none" fo:color="#000000" loext:opacity="100%" style:text-position="0% 100%" style:font-name="Liberation Sans" fo:font-size="11pt" fo:letter-spacing="normal" fo:font-style="normal" fo:font-weight="normal" officeooo:rsid="0047d184" style:font-size-asian="11pt" style:font-size-complex="11pt"/>
    </style:style>
    <style:style style:name="T59" style:family="text">
      <style:text-properties fo:font-variant="normal" fo:text-transform="none" fo:color="#000000" loext:opacity="100%" style:text-position="0% 100%" style:font-name="Liberation Sans" fo:font-size="11pt" fo:letter-spacing="normal" fo:font-style="normal" fo:font-weight="normal" officeooo:rsid="004ccb7d" style:font-size-asian="11pt" style:font-size-complex="11pt"/>
    </style:style>
    <style:style style:name="T60" style:family="text">
      <style:text-properties fo:font-variant="normal" fo:text-transform="none" fo:color="#000000" loext:opacity="100%" style:text-position="0% 100%" style:font-name="Liberation Sans" fo:font-size="11pt" fo:letter-spacing="normal" fo:font-style="normal" fo:font-weight="normal" officeooo:rsid="004e2967" style:font-size-asian="11pt" style:font-size-complex="11pt"/>
    </style:style>
    <style:style style:name="T61" style:family="text">
      <style:text-properties fo:font-variant="normal" fo:text-transform="none" fo:color="#000000" loext:opacity="100%" style:text-position="0% 100%" style:font-name="Liberation Sans" fo:font-size="11pt" fo:letter-spacing="normal" fo:font-style="normal" fo:font-weight="normal" officeooo:rsid="00539363" style:font-size-asian="11pt" style:font-size-complex="11pt"/>
    </style:style>
    <style:style style:name="T62" style:family="text">
      <style:text-properties fo:font-variant="normal" fo:text-transform="none" fo:color="#000000" loext:opacity="100%" style:text-position="0% 100%" style:font-name="Liberation Sans" fo:font-size="11pt" fo:letter-spacing="normal" fo:font-style="normal" fo:font-weight="normal" officeooo:rsid="005b99a0" style:font-size-asian="11pt" style:font-size-complex="11pt"/>
    </style:style>
    <style:style style:name="T63" style:family="text">
      <style:text-properties fo:font-variant="normal" fo:text-transform="none" fo:color="#000000" loext:opacity="100%" style:text-position="0% 100%" style:font-name="Liberation Sans" fo:font-size="11pt" fo:letter-spacing="normal" fo:font-style="normal" fo:font-weight="normal" officeooo:rsid="0067b981" style:font-size-asian="11pt" style:font-size-complex="11pt"/>
    </style:style>
    <style:style style:name="T64" style:family="text">
      <style:text-properties fo:font-variant="normal" fo:text-transform="none" fo:color="#000000" loext:opacity="100%" style:text-position="0% 100%" style:font-name="Liberation Sans" fo:font-size="11pt" fo:letter-spacing="normal" fo:font-style="normal" fo:font-weight="normal" officeooo:rsid="00693658" style:font-size-asian="11pt" style:font-size-complex="11pt"/>
    </style:style>
    <style:style style:name="T65" style:family="text">
      <style:text-properties fo:font-variant="normal" fo:text-transform="none" fo:color="#000000" loext:opacity="100%" style:text-position="0% 100%" style:font-name="Liberation Sans" fo:font-size="11pt" fo:letter-spacing="normal" fo:font-style="normal" fo:font-weight="normal" officeooo:rsid="0047d184" style:font-size-asian="11pt" style:font-style-asian="normal" style:font-size-complex="11pt" style:font-style-complex="normal"/>
    </style:style>
    <style:style style:name="T66" style:family="text">
      <style:text-properties fo:font-variant="normal" fo:text-transform="none" fo:color="#000000" loext:opacity="100%" style:text-position="0% 100%" style:font-name="Liberation Sans" fo:font-size="11pt" fo:letter-spacing="normal" fo:font-style="normal" fo:font-weight="normal" officeooo:rsid="00539363" style:font-size-asian="11pt" style:font-style-asian="normal" style:font-size-complex="11pt" style:font-style-complex="normal"/>
    </style:style>
    <style:style style:name="T67" style:family="text">
      <style:text-properties fo:font-variant="normal" fo:text-transform="none" fo:color="#000000" loext:opacity="100%" style:text-position="0% 100%" style:font-name="Liberation Sans" fo:font-size="11pt" fo:letter-spacing="normal" fo:font-style="italic" fo:font-weight="normal" officeooo:rsid="0047d184" style:font-size-asian="11pt" style:font-style-asian="italic" style:font-size-complex="11pt" style:font-style-complex="italic"/>
    </style:style>
    <style:style style:name="T68" style:family="text">
      <style:text-properties fo:font-variant="normal" fo:text-transform="none" fo:color="#000000" loext:opacity="100%" style:text-position="super 58%" style:font-name="sans-serif" fo:font-size="11pt" fo:letter-spacing="normal" fo:font-style="normal" fo:font-weight="normal" officeooo:rsid="001382f7" style:font-size-asian="11pt" style:font-size-complex="11pt"/>
    </style:style>
    <style:style style:name="T69" style:family="text">
      <style:text-properties fo:font-variant="normal" fo:text-transform="none" fo:color="#000000" loext:opacity="100%" style:text-position="super 58%" style:font-name="sans-serif" fo:font-size="11pt" fo:letter-spacing="normal" fo:font-style="normal" fo:font-weight="normal" officeooo:rsid="00146466" style:font-size-asian="11pt" style:font-size-complex="11pt"/>
    </style:style>
    <style:style style:name="T70" style:family="text">
      <style:text-properties fo:font-variant="normal" fo:text-transform="none" fo:color="#000000" loext:opacity="100%" style:text-position="super 58%" style:font-name="sans-serif" fo:font-size="11pt" fo:letter-spacing="normal" fo:font-style="normal" fo:font-weight="normal" officeooo:rsid="00574f11" style:font-size-asian="11pt" style:font-size-complex="11pt"/>
    </style:style>
    <style:style style:name="T71" style:family="text">
      <style:text-properties fo:font-variant="normal" fo:text-transform="none" fo:color="#000000" loext:opacity="100%" style:text-position="super 58%" style:font-name="Liberation Sans" fo:font-size="11pt" fo:letter-spacing="normal" fo:font-style="normal" fo:font-weight="normal" officeooo:rsid="00303d0f" style:font-size-asian="11pt" style:font-size-complex="11pt"/>
    </style:style>
    <style:style style:name="T72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8f6b9" style:font-size-asian="11pt" style:font-size-complex="11pt"/>
    </style:style>
    <style:style style:name="T73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bfc13" style:font-size-asian="11pt" style:font-size-complex="11pt"/>
    </style:style>
    <style:style style:name="T74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cb739" style:font-size-asian="11pt" style:font-size-complex="11pt"/>
    </style:style>
    <style:style style:name="T75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3a152f" style:font-size-asian="11pt" style:font-size-complex="11pt"/>
    </style:style>
    <style:style style:name="T76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e91f8" style:font-size-asian="11pt" style:font-style-asian="normal" style:font-weight-asian="normal" style:font-size-complex="11pt" style:font-style-complex="normal" style:font-weight-complex="normal"/>
    </style:style>
    <style:style style:name="T77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207bb9" style:font-size-asian="11pt" style:font-weight-asian="normal" style:font-size-complex="11pt" style:font-weight-complex="normal"/>
    </style:style>
    <style:style style:name="T78" style:family="text">
      <style:text-properties fo:font-variant="normal" fo:text-transform="none" fo:color="#000000" loext:opacity="100%" style:font-name="Liberation Mono" fo:font-size="11pt" fo:letter-spacing="normal" fo:font-style="normal" fo:font-weight="bold" officeooo:rsid="00207bb9" style:font-size-asian="11pt" style:font-weight-asian="bold" style:font-size-complex="11pt" style:font-weight-complex="bold"/>
    </style:style>
    <style:style style:name="T79" style:family="text">
      <style:text-properties fo:font-variant="normal" fo:text-transform="none" fo:color="#000000" loext:opacity="100%" style:font-name="Liberation Mono" fo:font-size="11pt" fo:letter-spacing="normal" fo:font-style="normal" fo:font-weight="bold" officeooo:rsid="001e91f8" style:font-size-asian="11pt" style:font-style-asian="normal" style:font-weight-asian="bold" style:font-size-complex="11pt" style:font-style-complex="normal" style:font-weight-complex="bold"/>
    </style:style>
    <style:style style:name="T80" style:family="text">
      <style:text-properties fo:font-variant="normal" fo:text-transform="none" fo:color="#000000" loext:opacity="100%" style:font-name="Liberation Mono" fo:font-size="11pt" fo:letter-spacing="normal" fo:font-style="normal" style:text-underline-style="none" fo:font-weight="normal" style:font-size-asian="11pt" style:font-size-complex="11pt"/>
    </style:style>
    <style:style style:name="T81" style:family="text">
      <style:text-properties fo:font-variant="normal" fo:text-transform="none" fo:color="#000000" loext:opacity="100%" style:font-name="Liberation Mono" fo:font-size="11pt" fo:letter-spacing="normal" fo:font-style="normal" style:text-underline-style="none" fo:font-weight="normal" officeooo:rsid="001e91f8" style:font-size-asian="11pt" style:font-size-complex="11pt"/>
    </style:style>
    <style:style style:name="T82" style:family="text">
      <style:text-properties fo:font-variant="normal" fo:text-transform="none" fo:color="#000000" loext:opacity="100%" style:font-name="Liberation Mono" fo:font-size="11pt" fo:letter-spacing="normal" fo:font-style="normal" style:text-underline-style="none" fo:font-weight="normal" officeooo:rsid="0038156a" style:font-size-asian="11pt" style:font-size-complex="11pt"/>
    </style:style>
    <style:style style:name="T83" style:family="text">
      <style:text-properties fo:font-variant="normal" fo:text-transform="none" fo:color="#000000" loext:opacity="100%" style:font-name="Liberation Mono" fo:font-size="11pt" fo:letter-spacing="normal" fo:font-style="italic" fo:font-weight="bold" officeooo:rsid="001e91f8" style:font-size-asian="11pt" style:font-style-asian="italic" style:font-weight-asian="bold" style:font-size-complex="11pt" style:font-style-complex="italic" style:font-weight-complex="bold"/>
    </style:style>
    <style:style style:name="T84" style:family="text">
      <style:text-properties fo:font-variant="normal" fo:text-transform="none" fo:color="#000000" loext:opacity="100%" style:font-name="Liberation Mono" fo:font-size="11pt" fo:letter-spacing="normal" fo:font-style="italic" fo:font-weight="normal" officeooo:rsid="001e91f8" style:font-size-asian="11pt" style:font-style-asian="italic" style:font-weight-asian="normal" style:font-size-complex="11pt" style:font-style-complex="italic" style:font-weight-complex="normal"/>
    </style:style>
    <style:style style:name="T85" style:family="text">
      <style:text-properties fo:font-variant="normal" fo:text-transform="none" fo:color="#000000" loext:opacity="100%" style:font-name="Liberation Mono" fo:font-size="11pt" fo:letter-spacing="normal" fo:font-style="italic" fo:font-weight="normal" officeooo:rsid="00207bb9" style:font-size-asian="11pt" style:font-style-asian="italic" style:font-weight-asian="normal" style:font-size-complex="11pt" style:font-style-complex="italic" style:font-weight-complex="normal"/>
    </style:style>
    <style:style style:name="T8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cb739" style:font-size-asian="11pt" style:font-size-complex="11pt"/>
    </style:style>
    <style:style style:name="T8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a61f1" style:font-size-asian="11pt" style:font-size-complex="11pt"/>
    </style:style>
    <style:style style:name="T8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a61f1" style:font-size-asian="11pt" style:font-size-complex="11pt"/>
    </style:style>
    <style:style style:name="T8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bfc13" style:font-size-asian="11pt" style:font-size-complex="11pt"/>
    </style:style>
    <style:style style:name="T9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cb739" style:font-size-asian="11pt" style:font-size-complex="11pt"/>
    </style:style>
    <style:style style:name="T91" style:family="text">
      <style:text-properties fo:font-variant="normal" fo:text-transform="none" fo:color="#4169e1" loext:opacity="100%" style:font-name="sans-serif" fo:font-size="11pt" fo:letter-spacing="normal" fo:font-style="normal" fo:font-weight="bold" officeooo:rsid="001382f7" style:font-size-asian="11pt" style:font-weight-asian="bold" style:font-size-complex="11pt" style:font-weight-complex="bold"/>
    </style:style>
    <style:style style:name="T92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018f6b9" style:font-size-asian="11pt" style:font-weight-asian="bold" style:font-size-complex="11pt" style:font-weight-complex="bold"/>
    </style:style>
    <style:style style:name="T93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01382f7" style:font-size-asian="11pt" style:font-weight-asian="bold" style:font-size-complex="11pt" style:font-weight-complex="bold"/>
    </style:style>
    <style:style style:name="T94" style:family="text">
      <style:text-properties fo:font-variant="normal" fo:text-transform="none" fo:color="#808080" loext:opacity="100%" style:font-name="Liberation Mono" fo:font-size="11pt" fo:letter-spacing="normal" fo:font-style="normal" fo:font-weight="normal" officeooo:rsid="001e91f8" style:font-size-asian="11pt" style:font-size-complex="11pt"/>
    </style:style>
    <style:style style:name="T95" style:family="text">
      <style:text-properties fo:font-variant="normal" fo:text-transform="none" fo:color="#808080" loext:opacity="100%" style:text-position="0% 100%" style:font-name="Liberation Mono" fo:font-size="11pt" fo:letter-spacing="normal" fo:font-style="normal" fo:font-weight="normal" officeooo:rsid="0047d544" style:font-size-asian="11pt" style:font-size-complex="11pt"/>
    </style:style>
    <style:style style:name="T96" style:family="text">
      <style:text-properties fo:font-variant="normal" fo:text-transform="none" fo:color="#808080" loext:opacity="100%" style:text-position="0% 100%" style:font-name="Liberation Mono" fo:font-size="11pt" fo:letter-spacing="normal" fo:font-style="normal" fo:font-weight="bold" officeooo:rsid="00437dbe" style:font-size-asian="11pt" style:font-weight-asian="bold" style:font-size-complex="11pt" style:font-weight-complex="bold"/>
    </style:style>
    <style:style style:name="T97" style:family="text">
      <style:text-properties fo:font-variant="normal" fo:text-transform="none" fo:color="#808080" loext:opacity="100%" style:font-name="Liberation Sans" fo:font-size="14pt" fo:letter-spacing="normal" fo:font-style="normal" fo:font-weight="normal" officeooo:rsid="00589b18" style:font-name-asian="Songti SC" style:font-size-asian="14pt" style:font-weight-asian="bold" style:font-name-complex="Arial Unicode MS" style:font-size-complex="14pt" style:font-weight-complex="bold"/>
    </style:style>
    <style:style style:name="T98" style:family="text">
      <style:text-properties fo:font-variant="normal" fo:text-transform="none" fo:color="#808080" loext:opacity="100%" style:font-name="Liberation Sans" fo:font-size="14pt" fo:letter-spacing="normal" fo:font-style="normal" fo:font-weight="normal" officeooo:rsid="004ec78c" style:font-name-asian="Songti SC" style:font-size-asian="14pt" style:font-weight-asian="bold" style:font-name-complex="Arial Unicode MS" style:font-size-complex="14pt" style:font-weight-complex="bold"/>
    </style:style>
    <style:style style:name="T99" style:family="text">
      <style:text-properties fo:font-variant="normal" fo:text-transform="none" fo:color="#000080" loext:opacity="100%" style:font-name="sans-serif" fo:font-size="11pt" fo:letter-spacing="normal" fo:font-style="normal" fo:font-weight="normal" officeooo:rsid="00284edf" style:font-size-asian="11pt" style:font-size-complex="11pt"/>
    </style:style>
    <style:style style:name="T100" style:family="text">
      <style:text-properties fo:font-variant="normal" fo:text-transform="none" fo:color="#000080" loext:opacity="100%" style:font-name="sans-serif" fo:font-size="11pt" fo:letter-spacing="normal" fo:font-style="normal" fo:font-weight="normal" officeooo:rsid="00146466" style:font-size-asian="11pt" style:font-size-complex="11pt"/>
    </style:style>
    <style:style style:name="T101" style:family="text">
      <style:text-properties fo:font-variant="normal" fo:text-transform="none" fo:color="#000080" loext:opacity="100%" style:font-name="sans-serif" fo:font-size="11pt" fo:letter-spacing="normal" fo:font-style="normal" fo:font-weight="normal" officeooo:rsid="001e91f8" style:font-size-asian="11pt" style:font-size-complex="11pt"/>
    </style:style>
    <style:style style:name="T102" style:family="text">
      <style:text-properties fo:font-variant="normal" fo:text-transform="none" fo:color="#000080" loext:opacity="100%" style:text-position="0% 100%" style:font-name="sans-serif" fo:font-size="11pt" fo:letter-spacing="normal" fo:font-style="normal" fo:font-weight="normal" officeooo:rsid="00284edf" style:font-size-asian="11pt" style:font-size-complex="11pt"/>
    </style:style>
    <style:style style:name="T103" style:family="text">
      <style:text-properties fo:font-variant="normal" fo:text-transform="none" fo:color="#000080" loext:opacity="100%" style:text-position="0% 100%" style:font-name="sans-serif" fo:font-size="11pt" fo:letter-spacing="normal" fo:font-style="normal" fo:font-weight="normal" officeooo:rsid="00146466" style:font-size-asian="11pt" style:font-size-complex="11pt"/>
    </style:style>
    <style:style style:name="T104" style:family="text">
      <style:text-properties fo:font-variant="normal" fo:text-transform="none" fo:color="#000080" loext:opacity="100%" style:text-position="0% 100%" style:font-name="sans-serif" fo:font-size="11pt" fo:letter-spacing="normal" fo:font-style="normal" fo:font-weight="normal" officeooo:rsid="0031a9ff" style:font-size-asian="11pt" style:font-size-complex="11pt"/>
    </style:style>
    <style:style style:name="T105" style:family="text">
      <style:text-properties fo:font-variant="normal" fo:text-transform="none" fo:color="#000080" loext:opacity="100%" style:text-position="0% 100%" style:font-name="sans-serif" fo:font-size="11pt" fo:letter-spacing="normal" fo:font-style="normal" fo:font-weight="normal" officeooo:rsid="003c0b8e" style:font-size-asian="11pt" style:font-size-complex="11pt"/>
    </style:style>
    <style:style style:name="T106" style:family="text">
      <style:text-properties fo:font-variant="normal" fo:text-transform="none" fo:color="#000080" loext:opacity="100%" style:text-position="0% 100%" style:font-name="sans-serif" fo:font-size="11pt" fo:letter-spacing="normal" fo:font-style="normal" fo:font-weight="normal" officeooo:rsid="003ed28d" style:font-size-asian="11pt" style:font-size-complex="11pt"/>
    </style:style>
    <style:style style:name="T107" style:family="text">
      <style:text-properties fo:font-variant="normal" fo:text-transform="none" fo:color="#000080" loext:opacity="100%" style:text-position="0% 100%" style:font-name="sans-serif" fo:font-size="11pt" fo:letter-spacing="normal" fo:font-style="normal" fo:font-weight="normal" officeooo:rsid="004e2967" style:font-size-asian="11pt" style:font-size-complex="11pt"/>
    </style:style>
    <style:style style:name="T108" style:family="text">
      <style:text-properties fo:font-variant="normal" fo:text-transform="none" fo:color="#000080" loext:opacity="100%" style:text-position="0% 100%" style:font-name="sans-serif" fo:font-size="11pt" fo:letter-spacing="normal" fo:font-style="normal" fo:font-weight="normal" officeooo:rsid="00574f11" style:font-size-asian="11pt" style:font-size-complex="11pt"/>
    </style:style>
    <style:style style:name="T109" style:family="text">
      <style:text-properties fo:font-variant="normal" fo:text-transform="none" fo:color="#000080" loext:opacity="100%" style:text-position="0% 100%" style:font-name="sans-serif" fo:font-size="11pt" fo:letter-spacing="normal" fo:font-style="normal" fo:font-weight="normal" officeooo:rsid="00146466" fo:background-color="transparent" loext:char-shading-value="0" style:font-size-asian="11pt" style:font-size-complex="11pt"/>
    </style:style>
    <style:style style:name="T110" style:family="text">
      <style:text-properties fo:font-variant="normal" fo:text-transform="none" fo:color="#000080" loext:opacity="100%" style:text-position="0% 100%" style:font-name="Liberation Sans" fo:font-size="11pt" fo:letter-spacing="normal" fo:font-style="normal" fo:font-weight="normal" officeooo:rsid="00476944" style:font-size-asian="11pt" style:font-size-complex="11pt"/>
    </style:style>
    <style:style style:name="T111" style:family="text">
      <style:text-properties fo:font-variant="normal" fo:text-transform="none" fo:color="#000080" loext:opacity="100%" style:text-position="0% 100%" style:font-name="Liberation Sans" fo:font-size="11pt" fo:letter-spacing="normal" fo:font-style="normal" fo:font-weight="normal" officeooo:rsid="0047d544" style:font-size-asian="11pt" style:font-weight-asian="normal" style:font-size-complex="11pt" style:font-weight-complex="normal"/>
    </style:style>
    <style:style style:name="T112" style:family="text">
      <style:text-properties fo:font-variant="normal" fo:text-transform="none" fo:color="#000080" loext:opacity="100%" style:font-name="Liberation Mono" fo:font-size="11pt" fo:letter-spacing="normal" fo:font-style="normal" fo:font-weight="normal" officeooo:rsid="001a61f1" style:font-size-asian="11pt" style:font-size-complex="11pt"/>
    </style:style>
    <style:style style:name="T113" style:family="text">
      <style:text-properties fo:font-variant="normal" fo:text-transform="none" fo:color="#000080" loext:opacity="100%" style:font-name="Liberation Mono" fo:font-size="11pt" fo:letter-spacing="normal" fo:font-style="normal" fo:font-weight="normal" officeooo:rsid="001e91f8" style:font-size-asian="11pt" style:font-size-complex="11pt"/>
    </style:style>
    <style:style style:name="T114" style:family="text">
      <style:text-properties fo:font-variant="normal" fo:text-transform="none" fo:color="#000080" loext:opacity="100%" style:font-name="Liberation Mono" fo:font-size="11pt" fo:letter-spacing="normal" fo:font-style="normal" fo:font-weight="normal" officeooo:rsid="00207bb9" style:font-size-asian="11pt" style:font-size-complex="11pt"/>
    </style:style>
    <style:style style:name="T115" style:family="text">
      <style:text-properties fo:font-variant="normal" fo:text-transform="none" fo:color="#000080" loext:opacity="100%" style:font-name="Liberation Mono" fo:font-size="11pt" fo:letter-spacing="normal" fo:font-style="normal" fo:font-weight="normal" officeooo:rsid="0018f6b9" style:font-size-asian="11pt" style:font-size-complex="11pt"/>
    </style:style>
    <style:style style:name="T116" style:family="text">
      <style:text-properties fo:font-variant="normal" fo:text-transform="none" style:use-window-font-color="true" loext:opacity="0%" style:text-position="0% 100%" style:font-name="Liberation Sans" fo:font-size="11pt" fo:letter-spacing="normal" fo:font-style="normal" fo:font-weight="normal" officeooo:rsid="00437dbe" style:font-size-asian="11pt" style:font-weight-asian="normal" style:font-size-complex="11pt" style:font-weight-complex="normal"/>
    </style:style>
    <style:style style:name="T117" style:family="text">
      <style:text-properties fo:font-variant="normal" fo:text-transform="none" style:use-window-font-color="true" loext:opacity="0%" style:text-position="0% 100%" style:font-name="Liberation Sans" fo:font-size="11pt" fo:letter-spacing="normal" fo:font-style="normal" fo:font-weight="normal" officeooo:rsid="0047d544" style:font-size-asian="11pt" style:font-weight-asian="normal" style:font-size-complex="11pt" style:font-weight-complex="normal"/>
    </style:style>
    <style:style style:name="T118" style:family="text">
      <style:text-properties fo:font-variant="normal" fo:text-transform="none" style:use-window-font-color="true" loext:opacity="0%" style:text-position="0% 100%" style:font-name="sans-serif" fo:font-size="11pt" fo:letter-spacing="normal" fo:font-style="normal" fo:font-weight="normal" officeooo:rsid="0047d544" style:font-size-asian="11pt" style:font-size-complex="11pt"/>
    </style:style>
    <style:style style:name="T119" style:family="text">
      <style:text-properties style:text-position="super 58%" style:font-name="Liberation Sans" fo:font-size="11pt" officeooo:rsid="0017c27b" style:font-size-asian="11pt" style:font-size-complex="11pt"/>
    </style:style>
    <style:style style:name="T120" style:family="text">
      <style:text-properties style:text-position="super 58%" style:font-name="Liberation Sans" fo:font-size="11pt" officeooo:rsid="005b7af7" style:font-size-asian="11pt" style:font-size-complex="11pt"/>
    </style:style>
    <style:style style:name="T121" style:family="text">
      <style:text-properties style:text-position="0% 100%" style:font-name="Liberation Sans" fo:font-size="11pt" officeooo:rsid="0017c27b" style:font-size-asian="11pt" style:font-size-complex="11pt"/>
    </style:style>
    <style:style style:name="T122" style:family="text">
      <style:text-properties style:text-position="0% 100%" style:font-name="Liberation Sans" fo:font-size="11pt" officeooo:rsid="0024c064" style:font-size-asian="11pt" style:font-size-complex="11pt"/>
    </style:style>
    <style:style style:name="T123" style:family="text">
      <style:text-properties style:text-position="0% 100%" style:font-name="Liberation Sans" fo:font-size="11pt" officeooo:rsid="00272927" style:font-size-asian="11pt" style:font-size-complex="11pt"/>
    </style:style>
    <style:style style:name="T124" style:family="text">
      <style:text-properties style:text-position="0% 100%" style:font-name="Liberation Sans" fo:font-size="11pt" officeooo:rsid="005b7af7" style:font-size-asian="11pt" style:font-size-complex="11pt"/>
    </style:style>
    <style:style style:name="T125" style:family="text">
      <style:text-properties style:text-position="0% 100%" style:font-name="Liberation Sans" fo:font-size="11pt" officeooo:rsid="00609f7c" style:font-size-asian="11pt" style:font-size-complex="11pt"/>
    </style:style>
    <style:style style:name="T126" style:family="text">
      <style:text-properties style:text-position="0% 100%" style:font-name="Liberation Sans" fo:font-size="11pt" officeooo:rsid="005b7af7" style:font-size-asian="11pt" style:font-size-complex="11pt"/>
    </style:style>
    <style:style style:name="T127" style:family="text">
      <style:text-properties style:text-position="0% 100%" style:font-name="Liberation Sans" fo:font-size="11pt" officeooo:rsid="00609f7c" style:font-size-asian="11pt" style:font-size-complex="11pt"/>
    </style:style>
    <style:style style:name="T128" style:family="text">
      <style:text-properties style:font-name="Liberation Sans" fo:font-size="11pt" style:font-size-asian="11pt" style:font-size-complex="11pt"/>
    </style:style>
    <style:style style:name="T129" style:family="text">
      <style:text-properties style:font-name="Liberation Sans" fo:font-size="11pt" officeooo:rsid="0024c064" style:font-size-asian="11pt" style:font-size-complex="11pt"/>
    </style:style>
    <style:style style:name="T130" style:family="text">
      <style:text-properties style:font-name="Liberation Sans" fo:font-size="11pt" officeooo:rsid="00272927" style:font-size-asian="11pt" style:font-size-complex="11pt"/>
    </style:style>
    <style:style style:name="T131" style:family="text">
      <style:text-properties style:font-name="Liberation Sans" fo:font-size="11pt" officeooo:rsid="00284edf" style:font-size-asian="11pt" style:font-size-complex="11pt"/>
    </style:style>
    <style:style style:name="T132" style:family="text">
      <style:text-properties style:font-name="Liberation Sans" fo:font-size="11pt" officeooo:rsid="0017c27b" style:font-size-asian="11pt" style:font-size-complex="11pt"/>
    </style:style>
    <style:style style:name="T133" style:family="text">
      <style:text-properties style:font-name="Liberation Sans" fo:font-size="11pt" officeooo:rsid="005b7af7" style:font-size-asian="11pt" style:font-size-complex="11pt"/>
    </style:style>
    <style:style style:name="T134" style:family="text">
      <style:text-properties style:font-name="Liberation Sans" fo:font-size="11pt" fo:font-style="normal" style:font-size-asian="11pt" style:font-size-complex="11pt"/>
    </style:style>
    <style:style style:name="T135" style:family="text">
      <style:text-properties fo:color="#000080" loext:opacity="100%"/>
    </style:style>
    <style:style style:name="T136" style:family="text">
      <style:text-properties fo:color="#000080" loext:opacity="100%" style:font-name="Liberation Mono" style:text-underline-style="none"/>
    </style:style>
    <style:style style:name="T137" style:family="text">
      <style:text-properties fo:color="#000080" loext:opacity="100%" style:font-name="Liberation Mono" fo:font-weight="bold" style:font-weight-asian="bold" style:font-weight-complex="bold"/>
    </style:style>
    <style:style style:name="T138" style:family="text">
      <style:text-properties fo:color="#000080" loext:opacity="100%" officeooo:rsid="00589b18"/>
    </style:style>
    <style:style style:name="T139" style:family="text">
      <style:text-properties fo:color="#000080" loext:opacity="100%" style:text-position="0% 100%" style:font-name="Liberation Sans" fo:font-size="11pt" officeooo:rsid="005b7af7" style:font-size-asian="11pt" style:font-size-complex="11pt"/>
    </style:style>
    <style:style style:name="T140" style:family="text">
      <style:text-properties fo:font-size="18pt" style:font-size-asian="18pt" style:font-size-complex="18pt"/>
    </style:style>
    <style:style style:name="T141" style:family="text">
      <style:text-properties fo:font-size="18pt" officeooo:rsid="0018f6b9" style:font-size-asian="18pt" style:font-size-complex="18pt"/>
    </style:style>
    <style:style style:name="T142" style:family="text">
      <style:text-properties fo:font-style="italic"/>
    </style:style>
    <style:style style:name="T143" style:family="text">
      <style:text-properties officeooo:rsid="00589b18"/>
    </style:style>
    <style:style style:name="T144" style:family="text">
      <style:text-properties officeooo:rsid="006475dc"/>
    </style:style>
    <style:style style:name="T145" style:family="text">
      <style:text-properties officeooo:rsid="0067b981"/>
    </style:style>
    <style:style style:name="T146" style:family="text">
      <style:text-properties officeooo:rsid="0069365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1471_655460694"/><text:span text:style-name="T140">Vectores </text:span><text:span text:style-name="T141">l</text:span><text:span text:style-name="T140">argos</text:span><text:bookmark-end text:name="__RefHeading___Toc1471_655460694"/></text:h>
      <text:h text:style-name="P4" text:outline-level="2"><text:bookmark-start text:name="__RefHeading___Toc598_3856598455"/><text:span text:style-name="T143">1. </text:span>Descripción<text:bookmark-end text:name="__RefHeading___Toc598_3856598455"/></text:h>
      <text:p text:style-name="P18"><text:span text:style-name="T129">Los vectores largos </text:span><text:span text:style-name="T130">son</text:span><text:span text:style-name="T128"> </text:span><text:span text:style-name="T130">aquellos </text:span><text:span text:style-name="T131">que </text:span><text:span text:style-name="T133">contienen</text:span><text:span text:style-name="T131"> </text:span><text:span text:style-name="T133">entre</text:span><text:span text:style-name="T132"> </text:span><text:span text:style-name="T121">2</text:span><text:span text:style-name="T119">31</text:span><text:span text:style-name="T121"> </text:span><text:span text:style-name="T124">y 2</text:span><text:span text:style-name="T120">52 </text:span><text:span text:style-name="T124">elementos. Es decir, aproximadamente entre dos mil millones y cuatro mil quinientos billones de elementos, dependiendo de los </text:span><text:span text:style-name="T139">límites de memoria</text:span><text:span text:style-name="T124"> de la plataforma de sistema en donde </text:span><text:span text:style-name="T4">R</text:span><text:span text:style-name="T5"> </text:span><text:span text:style-name="T124">se</text:span><text:span text:style-name="T125">a</text:span><text:span text:style-name="T124"> ejecut</text:span><text:span text:style-name="T125">ado</text:span><text:span text:style-name="T122">. </text:span><text:span text:style-name="T124">Los vectores largos</text:span><text:span text:style-name="T123"> </text:span><text:span text:style-name="T122">fueron añadidos a </text:span><text:span text:style-name="T3">R</text:span><text:span text:style-name="T122"> </text:span><text:span text:style-name="T125">en</text:span><text:span text:style-name="T122"> la versión </text:span><text:span text:style-name="T13">3.0.0</text:span><text:span text:style-name="T122">. </text:span><text:span text:style-name="T35">Dichos objetos tendrán una </text:span><text:span text:style-name="T103">longitud</text:span><text:span text:style-name="T35"> que será expresada como una cantidad </text:span><text:span text:style-name="T43">de tipo</text:span><text:span text:style-name="T35"> </text:span><text:span text:style-name="T103">doble</text:span><text:span text:style-name="T35"> y, en consecuencia, podrán ser indizados por vectores de tipo </text:span><text:span text:style-name="T103">doble</text:span><text:span text:style-name="T35">.</text:span>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Contenido</text:p>
          </text:index-title>
          <text:p text:style-name="P2"><text:a xlink:type="simple" xlink:href="#__RefHeading___Toc1471_655460694" text:style-name="Index_20_Link" text:visited-style-name="Index_20_Link"><text:span text:style-name="T128">Vectores largos<text:tab/>1</text:span></text:a></text:p>
          <text:p text:style-name="P3"><text:a xlink:type="simple" xlink:href="#__RefHeading___Toc598_3856598455" text:style-name="Index_20_Link" text:visited-style-name="Index_20_Link"><text:span text:style-name="T128">1. Descripción<text:tab/>1</text:span></text:a></text:p>
          <text:p text:style-name="P3"><text:a xlink:type="simple" xlink:href="#__RefHeading___Toc600_3856598455" text:style-name="Index_20_Link" text:visited-style-name="Index_20_Link"><text:span text:style-name="T128">2. Detalles<text:tab/>1</text:span></text:a></text:p>
          <text:p text:style-name="P3"><text:a xlink:type="simple" xlink:href="#__RefHeading___Toc1473_655460694" text:style-name="Index_20_Link" text:visited-style-name="Index_20_Link"><text:span text:style-name="T128">3. Álgebra de matrices<text:tab/>2</text:span></text:a></text:p>
          <text:p text:style-name="P3"><text:a xlink:type="simple" xlink:href="#__RefHeading___Toc1475_655460694" text:style-name="Index_20_Link" text:visited-style-name="Index_20_Link"><text:span text:style-name="T134">4. Referencias</text:span></text:a><text:a xlink:type="simple" xlink:href="#__RefHeading___Toc1475_655460694" text:style-name="Index_20_Link" text:visited-style-name="Index_20_Link"><text:span text:style-name="T128"><text:tab/>2</text:span></text:a></text:p>
          <text:p text:style-name="P3"><text:a xlink:type="simple" xlink:href="#__RefHeading___Toc9599_3821750799" text:style-name="Index_20_Link" text:visited-style-name="Index_20_Link"><text:span text:style-name="T128">5. Véase también<text:tab/></text:span></text:a><text:a xlink:type="simple" xlink:href="#__RefHeading___Toc9599_3821750799" text:style-name="Index_20_Link" text:visited-style-name="Index_20_Link">2</text:a></text:p>
        </text:index-body>
      </text:table-of-content>
      <text:p text:style-name="P14"/>
      <text:h text:style-name="P5" text:outline-level="2"><text:bookmark-start text:name="__RefHeading___Toc600_3856598455"/><text:span text:style-name="T143">2. </text:span>Detalles<text:bookmark-end text:name="__RefHeading___Toc600_3856598455"/></text:h>
      <text:p text:style-name="P11"><text:span text:style-name="T63">En última instancia, e</text:span><text:span text:style-name="T49">l número de</text:span><text:span text:style-name="T50"> elementos </text:span><text:span text:style-name="T49">almacenables </text:span><text:span text:style-name="T53">en un vector</text:span><text:span text:style-name="T50"> depende </text:span><text:span text:style-name="T57">del </text:span><text:span text:style-name="T110">tamaño del puntero</text:span><text:span text:style-name="T57"> de memoria </text:span><text:span text:style-name="T58">(</text:span><text:span text:style-name="T61">32</text:span><text:span text:style-name="T58"> </text:span><text:span text:style-name="T61">o</text:span><text:span text:style-name="T58"> </text:span><text:span text:style-name="T61">64</text:span><text:span text:style-name="T58"> </text:span><text:span text:style-name="T65">b</text:span><text:span text:style-name="T66">its</text:span><text:span text:style-name="T58">)</text:span><text:span text:style-name="T57"> con </text:span><text:span text:style-name="T59">el</text:span><text:span text:style-name="T57"> que fue configurada la instalación de</text:span><text:span text:style-name="T56"> </text:span><text:span text:style-name="T96">R</text:span><text:span text:style-name="T116">, </text:span><text:span text:style-name="T117">así como de los </text:span><text:span text:style-name="T111">límites de memoria</text:span><text:span text:style-name="T117"> de la plataforma de sistema en la que está instalado el lenguaje</text:span><text:span text:style-name="T50">. </text:span><text:span text:style-name="T52">Hasta hace algunos años la mayoría de </text:span><text:span text:style-name="T51">plataformas de</text:span><text:span text:style-name="T52"> sistema estaba diseñad</text:span><text:span text:style-name="T51">a</text:span><text:span text:style-name="T52"> para funcionar con direcciones de 32 bits </text:span><text:span text:style-name="T58">(4 </text:span><text:span text:style-name="T67">bytes</text:span><text:span text:style-name="T58">)</text:span><text:span text:style-name="T49">, que en teoría disponen de hasta 2</text:span><text:span text:style-name="T71">32</text:span><text:span text:style-name="T49"> direcciones </text:span><text:span text:style-name="T59">de memoria </text:span><text:span text:style-name="T49">diferentes</text:span><text:span text:style-name="T52">. </text:span><text:span text:style-name="T51">Actualmente, la mayoría de plataformas de sistema </text:span><text:span text:style-name="T49">funciona con especificaciones de 64 bits </text:span><text:span text:style-name="T58">(8 </text:span><text:span text:style-name="T67">bytes</text:span><text:span text:style-name="T58">)</text:span><text:span text:style-name="T49">. Esto significa que, en teoría, </text:span><text:span text:style-name="T63">podrá</text:span><text:span text:style-name="T53"> haber hasta</text:span><text:span text:style-name="T49"> 2</text:span><text:span text:style-name="T71">64</text:span><text:span text:style-name="T49"> combinaciones diferentes </text:span><text:span text:style-name="T54">de </text:span><text:span text:style-name="T49">direcciones para el alojamiento de </text:span><text:span text:style-name="T60">elementos de un vector</text:span><text:span text:style-name="T49"> en memoria.</text:span></text:p>
      <text:p text:style-name="P10"><text:span text:style-name="T20">Antes de</text:span><text:span text:style-name="T14"> la versión </text:span><text:span text:style-name="T91">3.0.0</text:span><text:span text:style-name="T14"> de </text:span><text:span text:style-name="T93">R</text:span><text:span text:style-name="T14"> </text:span><text:span text:style-name="T20">la </text:span><text:span text:style-name="T99">longitud</text:span><text:span text:style-name="T14"> </text:span><text:span text:style-name="T20">de </text:span><text:span text:style-name="T14">todos los vectores estaba limitad</text:span><text:span text:style-name="T20">a</text:span><text:span text:style-name="T14"> a un máximo de </text:span><text:span text:style-name="T33">2</text:span><text:span text:style-name="T68">31</text:span><text:span text:style-name="T33"> – 1 elementos. </text:span><text:span text:style-name="T44">Además, los vectores </text:span><text:span text:style-name="T34">sólo</text:span><text:span text:style-name="T33"> </text:span><text:span text:style-name="T35">podían ser indizados por </text:span><text:span text:style-name="T39">medio de</text:span><text:span text:style-name="T35"> vectores </text:span><text:span text:style-name="T37">de </text:span><text:span text:style-name="T102">tipo</text:span><text:span text:style-name="T103"> entero</text:span><text:span text:style-name="T35">. Actualmente, todos los vectores atómicos (</text:span><text:span text:style-name="T102">crudos</text:span><text:span text:style-name="T35">, </text:span><text:span text:style-name="T103">ló</text:span><text:span text:style-name="T102">gicos</text:span><text:span text:style-name="T35">, </text:span><text:span text:style-name="T102">enteros</text:span><text:span text:style-name="T35">, </text:span><text:span text:style-name="T102">numéricos</text:span><text:span text:style-name="T35">, </text:span><text:span text:style-name="T102">complejos</text:span><text:span text:style-name="T35">, </text:span><text:span text:style-name="T102">car</text:span><text:span text:style-name="T105">a</text:span><text:span text:style-name="T102">cte</text:span><text:span text:style-name="T104">r</text:span><text:span text:style-name="T105">es</text:span><text:span text:style-name="T39">), </text:span><text:span text:style-name="T35">las </text:span><text:span text:style-name="T109">listas</text:span><text:span text:style-name="T35"> y las </text:span><text:span text:style-name="T103">expresiones</text:span><text:span text:style-name="T35"> podrán tener una longitud mucho mayor a esta cifra en las plataformas de </text:span><text:span text:style-name="T37">sistema de</text:span><text:span text:style-name="T35"> 64 bits. </text:span><text:span text:style-name="T44">De igual forma, podrán ser indizados por vectores de tipo </text:span><text:span text:style-name="T107">doble</text:span><text:span text:style-name="T44">. Los vectores largos serán</text:span><text:span text:style-name="T35"> referido</text:span><text:span text:style-name="T44">s</text:span><text:span text:style-name="T35"> como</text:span><text:span text:style-name="T55"> </text:span><text:span text:style-name="T48">long</text:span><text:span text:style-name="T35"> y tendrá</text:span><text:span text:style-name="T44">n</text:span><text:span text:style-name="T35"> una estructura interna ligeramente diferente a la de los </text:span><text:span text:style-name="T34">vectores</text:span><text:span text:style-name="T35"> de </text:span><text:span text:style-name="T103">longitud</text:span><text:span text:style-name="T35"> menor. </text:span><text:span text:style-name="T40">Si la memoria lo permite</text:span><text:span text:style-name="T35">, </text:span><text:span text:style-name="T34">los vectores largos </text:span><text:span text:style-name="T35">podrán contener</text:span><text:span text:style-name="T34"> hasta </text:span><text:span text:style-name="T35">2</text:span><text:span text:style-name="T69">52 </text:span><text:span text:style-name="T38">(</text:span><text:span text:style-name="T46">cerca de </text:span><text:span text:style-name="T38">cuatro mil quinientos billones </text:span><text:span text:style-name="T46">de</text:span><text:span text:style-name="T38">)</text:span><text:span text:style-name="T33"> </text:span><text:span text:style-name="T35">elementos. </text:span><text:span text:style-name="T40">La razón por la </text:span><text:span text:style-name="T44">que</text:span><text:span text:style-name="T40"> el número de bits disponibles es 52 y no 64 </text:span><text:span text:style-name="T42">consiste en</text:span><text:span text:style-name="T40"> no rebasar el límite máximo </text:span><text:span text:style-name="T44">para</text:span><text:span text:style-name="T40"> valores </text:span><text:span text:style-name="T44">dobles</text:span><text:span text:style-name="T106"> </text:span><text:span text:style-name="T118">en </text:span><text:span text:style-name="T95">C</text:span><text:span text:style-name="T40">. </text:span><text:span text:style-name="T44">Con todo</text:span><text:span text:style-name="T41">, </text:span><text:span text:style-name="T44">esto no representa una limitación real pues</text:span><text:span text:style-name="T41"> </text:span><text:span text:style-name="T35">los límites </text:span><text:span text:style-name="T44">físicos</text:span><text:span text:style-name="T35"> </text:span><text:span text:style-name="T36">en</text:span><text:span text:style-name="T35"> las direcciones de </text:span><text:span text:style-name="T36">memoria de</text:span><text:span text:style-name="T35"> los actuales sistemas operativos y procesadores </text:span><text:span text:style-name="T36">son</text:span><text:span text:style-name="T35"> mucho más pequeños, </text:span><text:span text:style-name="T41">incluso en plataformas de 64 bits</text:span><text:span text:style-name="T35">.</text:span></text:p>
      <text:p text:style-name="P7"><text:soft-page-break/><text:span text:style-name="T21">Los </text:span><text:span text:style-name="T100">arreglos</text:span><text:span text:style-name="T21">, incluyendo las </text:span><text:span text:style-name="T100">matrices</text:span><text:span text:style-name="T21">, podrán </text:span><text:span text:style-name="T27">construirse a partir de</text:span><text:span text:style-name="T21"> vectores largos siempre y cuando cada una de sus dimensiones tenga cuando mucho 2</text:span><text:span text:style-name="T69">31 </text:span><text:span text:style-name="T35">– 1 </text:span><text:span text:style-name="T38">elementos</text:span><text:span text:style-name="T35">. De esta manera, no </text:span><text:span text:style-name="T38">serán posibles los</text:span><text:span text:style-name="T35"> </text:span><text:span text:style-name="T34">arreglos largos de una </text:span><text:span text:style-name="T47">sola</text:span><text:span text:style-name="T34"> dimensión.</text:span></text:p>
      <text:p text:style-name="P12"><text:span text:style-name="T26">Usualmente</text:span><text:span text:style-name="T15">, </text:span><text:span text:style-name="T22">e</text:span><text:span text:style-name="T15">l código de </text:span><text:span text:style-name="T92">R</text:span><text:span text:style-name="T15"> solo necesitará ajustes menores para funcionar con vectores largos. </text:span><text:span text:style-name="T30">P</text:span><text:span text:style-name="T22">or ejemplo,</text:span><text:span text:style-name="T15"> </text:span><text:span text:style-name="T30">t</text:span><text:span text:style-name="T15">al vez sólo sea necesario verificar que la función </text:span><text:span text:style-name="T115">as.integer</text:span><text:span text:style-name="T72">()</text:span><text:span text:style-name="T15"> no sea utilizada </text:span><text:span text:style-name="T32">implícitamente</text:span><text:span text:style-name="T15"> para </text:span><text:span text:style-name="T22">las</text:span><text:span text:style-name="T15"> longitudes. Sin embargo, el código compilado </text:span><text:span text:style-name="T26">usualmente </text:span><text:span text:style-name="T15">necesitará cambios de alguna consideración. </text:span><text:span text:style-name="T16">Advierta que las interfases </text:span><text:span text:style-name="T17">de invocación de funciones externas como</text:span><text:span text:style-name="T16"> </text:span><text:span text:style-name="T112">.C</text:span><text:span text:style-name="T73">()</text:span><text:span text:style-name="T16"> </text:span><text:span text:style-name="T87">y </text:span><text:span text:style-name="T112">.Fortran</text:span><text:span text:style-name="T73">()</text:span><text:span text:style-name="T16"> no aceptarán vectores largos, por lo que </text:span><text:span text:style-name="T17">se recomienda utilizar una interfaz más </text:span><text:span text:style-name="T89">reciente, </text:span><text:span text:style-name="T86">como</text:span><text:span text:style-name="T87"> </text:span><text:span text:style-name="T112">.Call</text:span><text:span text:style-name="T74">()</text:span><text:span text:style-name="T86">.</text:span></text:p>
      <text:p text:style-name="P13"><text:span text:style-name="T31">Un solo vector con 2</text:span><text:span text:style-name="T70">31</text:span><text:span text:style-name="T45"> elementos tomará hasta 8 GB de memoria si es de tipo </text:span><text:span text:style-name="T108">lógico</text:span><text:span text:style-name="T45"> o </text:span><text:span text:style-name="T108">entero</text:span><text:span text:style-name="T45">, y 16 GB si es de tipo </text:span><text:span text:style-name="T108">carácter</text:span><text:span text:style-name="T45"> o </text:span><text:span text:style-name="T108">numérico</text:span><text:span text:style-name="T45">. Por lo tanto, el uso cotidiano de este tipo de vectores será poco frecuente. </text:span><text:span text:style-name="T24">Debido a</text:span><text:span text:style-name="T32">l diseño de estructuras internas del lenguaje y a</text:span><text:span text:style-name="T24"> los requerimientos de almacenamiento (un mínimo de 64 bytes por cadena de caracteres), los vectores </text:span><text:span text:style-name="T26">largos</text:span><text:span text:style-name="T24"> de caracteres sólo serán utilizables si tienen un número pequeño de elementos distintos, e incluso entonces </text:span><text:span text:style-name="T26">sería</text:span><text:span text:style-name="T28"> </text:span><text:span text:style-name="T24">más eficiente </text:span><text:span text:style-name="T27">utilizar</text:span><text:span text:style-name="T24"> </text:span><text:span text:style-name="T101">factores </text:span><text:span text:style-name="T24">(4 bytes por elemento en lugar de 8). Por ello, se espera que el uso principal para</text:span><text:span text:style-name="T28"> los</text:span><text:span text:style-name="T24"> vectores largos sea </text:span><text:span text:style-name="T32">en operaciones que involucren</text:span><text:span text:style-name="T24"> vectores </text:span><text:span text:style-name="T101">enteros</text:span><text:span text:style-name="T24"> (incluyendo los factores) y vectores </text:span><text:span text:style-name="T101">numéricos</text:span><text:span text:style-name="T24">.</text:span></text:p>
      <text:h text:style-name="Heading_20_2" text:outline-level="2"><text:bookmark-start text:name="__RefHeading___Toc1473_655460694"/><text:span text:style-name="T8">3. </text:span><text:span text:style-name="T6">Á</text:span><text:span text:style-name="T7">lgebra de matrices</text:span><text:bookmark-end text:name="__RefHeading___Toc1473_655460694"/></text:h>
      <text:p text:style-name="P8"><text:span text:style-name="T24">Ya es posible utilizar matrices de</text:span><text:span text:style-name="T24"><draw:frame draw:style-name="fr1" draw:name="Object1" text:anchor-type="as-char" svg:y="-0.346cm" svg:width="0.981cm" svg:height="0.43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4">dimensiones con más de dos mil millones de elementos. El funcionamiento de las operaciones de álgebra de matrices (</text:span><text:span text:style-name="T23">incluyendo </text:span><text:span text:style-name="T29">las operaciones</text:span><text:span text:style-name="T23"> </text:span><text:span text:style-name="Source_20_Text"><text:span text:style-name="T136">%*%</text:span></text:span><text:span text:style-name="Source_20_Text"><text:span text:style-name="T80">(</text:span></text:span><text:span text:style-name="Source_20_Text"><text:span text:style-name="T82">)</text:span></text:span><text:span text:style-name="T24">, </text:span><text:span text:style-name="Source_20_Text"><text:span text:style-name="T113">crossprod</text:span></text:span><text:span text:style-name="Source_20_Text"><text:span text:style-name="T81">(</text:span></text:span><text:span text:style-name="Source_20_Text"><text:span text:style-name="T82">)</text:span></text:span><text:span text:style-name="T24">, </text:span><text:span text:style-name="Source_20_Text"><text:span text:style-name="T113">svd</text:span></text:span><text:span text:style-name="Source_20_Text"><text:span text:style-name="T81">(</text:span></text:span><text:span text:style-name="Source_20_Text"><text:span text:style-name="T82">)</text:span></text:span><text:span text:style-name="T24">, </text:span><text:span text:style-name="Source_20_Text"><text:span text:style-name="T113">qr</text:span></text:span><text:span text:style-name="Source_20_Text"><text:span text:style-name="T81">(</text:span></text:span><text:span text:style-name="Source_20_Text"><text:span text:style-name="T82">)</text:span></text:span><text:span text:style-name="T24">, </text:span><text:span text:style-name="Source_20_Text"><text:span text:style-name="T113">solve</text:span></text:span><text:span text:style-name="Source_20_Text"><text:span text:style-name="T81">(</text:span></text:span><text:span text:style-name="Source_20_Text"><text:span text:style-name="T82">)</text:span></text:span><text:span text:style-name="Source_20_Text"><text:span text:style-name="T24"> </text:span></text:span><text:span text:style-name="Source_20_Text"><text:span text:style-name="T23">y </text:span></text:span><text:span text:style-name="Source_20_Text"><text:span text:style-name="T113">eigen</text:span></text:span><text:span text:style-name="Source_20_Text"><text:span text:style-name="T81">(</text:span></text:span><text:span text:style-name="Source_20_Text"><text:span text:style-name="T82">)</text:span></text:span><text:span text:style-name="T24">) depende</text:span><text:span text:style-name="T19">rá</text:span><text:span text:style-name="T24"> en parte de la implementación de sistema, lo cual incluye al compilador de </text:span><text:span text:style-name="T94">Fortran</text:span><text:span text:style-name="T24"> utilizad</text:span><text:span text:style-name="T19">o</text:span><text:span text:style-name="T24"> y de si </text:span><text:span text:style-name="T19">se usa </text:span><text:span text:style-name="T24">una biblioteca externa de álgebra lineal como </text:span><text:span text:style-name="T84">BLAS</text:span><text:span text:style-name="T24"> o </text:span><text:span text:style-name="T84">LAPACK</text:span><text:span text:style-name="T24">.</text:span></text:p>
      <text:p text:style-name="P9"><text:span text:style-name="T25">En paralelo, u</text:span><text:span text:style-name="T24">n</text:span><text:span text:style-name="T25">a</text:span><text:span text:style-name="T24"> implementación eficiente de </text:span><text:span text:style-name="T84">BLAS</text:span><text:span text:style-name="T24"> a menudo será importante para lograr un desempeño práctico. Por ejemplo, </text:span><text:span text:style-name="T19">la función </text:span><text:span text:style-name="T114">chol</text:span><text:span text:style-name="T75">()</text:span><text:span text:style-name="T19"> fue ejecutada </text:span><text:span text:style-name="T24">en una plataforma de sistema par</text:span><text:span text:style-name="T19">ticular sobre una matriz cuadrada de 47 000 elementos. </text:span><text:span text:style-name="T25">Le tomó</text:span><text:span text:style-name="T19"> tomó cinco horas </text:span><text:span text:style-name="T25">a esta función devolver un resultado</text:span><text:span text:style-name="T19"> con la biblioteca interna </text:span><text:span text:style-name="T85">BLAS</text:span><text:span text:style-name="T19">, 21 minutos con una biblioteca </text:span><text:span text:style-name="T85">BLAS</text:span><text:span text:style-name="T19"> optimizada sobre un núcleo, y dos minutos con una biblioteca </text:span><text:span text:style-name="T85">BLAS</text:span><text:span text:style-name="T19"> optimizada en 16 núcleos.</text:span></text:p>
      <text:h text:style-name="P6" text:outline-level="2"><text:bookmark-start text:name="__RefHeading___Toc1475_655460694"/><text:span text:style-name="T97">4</text:span><text:span text:style-name="T98">. Referencias</text:span><text:bookmark-end text:name="__RefHeading___Toc1475_655460694"/></text:h>
      <text:p text:style-name="P17">R Development Core Team. <text:span text:style-name="T142">R Internals</text:span>. 4.1.2. The R Manuals 6. Viena: R Foundation, 2021. <text:a xlink:type="simple" xlink:href="https://cran.r-project.org/doc/manuals/r-release/R-ints.html" text:style-name="Internet_20_link" text:visited-style-name="Visited_20_Internet_20_Link">https://cran.r-project.org/doc/manuals/r-release/R-ints.html</text:a>.</text:p>
      <text:h text:style-name="P15" text:outline-level="2"><text:bookmark-start text:name="__RefHeading___Toc9599_3821750799"/><text:span text:style-name="T143">5</text:span>. Véase también<text:bookmark-end text:name="__RefHeading___Toc9599_3821750799"/></text:h>
      <text:p text:style-name="P19">La<text:span text:style-name="T143">s</text:span> página<text:span text:style-name="T143">s</text:span> de ayuda sobre los <text:span text:style-name="T135">límites de memoria en </text:span><text:span text:style-name="T137">R</text:span> <text:span text:style-name="T143">y sobre las </text:span><text:span text:style-name="T138">características numéricas de la máquina</text:span><text:span text:style-name="T143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ans-serif" svg:font-family="sans-serif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text-properties style:font-name="Liberation Mono" fo:font-size="10pt" officeooo:paragraph-rsid="003c0b8e" style:font-size-asian="10pt" style:font-size-complex="10pt"/>
    </style:style>
    <style:style style:name="MT1" style:family="text">
      <style:text-properties fo:color="#808080" loext:opacity="100%" fo:font-size="9pt" officeooo:rsid="001382f7" style:font-size-asian="9pt" style:font-size-complex="9pt"/>
    </style:style>
    <style:style style:name="MT2" style:family="text">
      <style:text-properties officeooo:rsid="001382f7"/>
    </style:style>
    <style:style style:name="MT3" style:family="text">
      <style:text-properties style:font-name="sans-serif" officeooo:rsid="001382f7"/>
    </style:style>
    <style:style style:name="MT4" style:family="text">
      <style:text-properties fo:color="#808080" loext:opacity="100%" style:font-name="Liberation Mono" fo:font-weight="bold" officeooo:rsid="001382f7" style:font-weight-asian="bold" style:font-weight-complex="bold"/>
    </style:style>
    <style:style style:name="MT5" style:family="text">
      <style:text-properties fo:color="#4169e1" loext:opacity="100%" style:font-name="sans-serif" fo:font-weight="bold" officeooo:rsid="003c0b8e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ongVectors {base} <text:span text:style-name="MT1">VectoresLargos</text:span><text:span text:style-name="MT2"><text:tab/><text:tab/><text:tab/><text:tab/><text:tab/> <text:s text:c="3"/></text:span><text:span text:style-name="MT3">Documentación de </text:span><text:span text:style-name="MT4">R</text:span><text:span text:style-name="MT3"> </text:span><text:span text:style-name="MT5">4.1.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7T23:13:16.634959735</meta:creation-date>
    <dc:date>2022-01-30T21:58:34.524218388</dc:date>
    <meta:editing-duration>PT19H16M40S</meta:editing-duration>
    <meta:editing-cycles>60</meta:editing-cycles>
    <meta:generator>LibreOffice/7.0.0.1$MacOSX_X86_64 LibreOffice_project/04ba7e3f1e51af6c5d653e543a620e36719083fd</meta:generator>
    <meta:document-statistic meta:table-count="0" meta:image-count="0" meta:object-count="1" meta:page-count="2" meta:paragraph-count="24" meta:word-count="833" meta:character-count="5181" meta:non-whitespace-character-count="4362"/>
  </office:meta>
</office:document-meta>
</file>

<file path=Object 1/content.xml><?xml version="1.0" encoding="utf-8"?>
<math xmlns="http://www.w3.org/1998/Math/MathML" display="block">
  <semantics>
    <mrow>
      <mi>m</mi>
      <mi>x</mi>
      <mi>n</mi>
    </mrow>
    <annotation encoding="StarMath 5.0">m x n</annotation>
  </semantics>
</math>
</file>